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4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77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serial threaded</text:p>
          </table:table-cell>
          <table:table-cell office:value-type="string" calcext:value-type="string">
            <text:p>serial asyncio</text:p>
          </table:table-cell>
          <table:table-cell office:value-type="string" calcext:value-type="string">
            <text:p>wifi threaded</text:p>
          </table:table-cell>
          <table:table-cell office:value-type="string" calcext:value-type="string">
            <text:p>wifi asyncio</text:p>
          </table:table-cell>
        </table:table-row>
        <table:table-row table:style-name="ro1">
          <table:table-cell office:value-type="string" calcext:value-type="string">
            <text:p>analog_input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ink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ht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_input_pullup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d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de_with_rang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cpu_temperatur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pico_pins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c_sr04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2c_adxl345_accelerometer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2c_adxl345_accelerometer2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p_back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opixels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vo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_bme280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_bme280_2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absolut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absolute2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continuous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relativ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run_speed_to_position.p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8">00/00/0000</text:date>, <text:time style:data-style-name="N2" text:time-value="18:06:53.4246603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8T18:07:06.726344207</dc:date>
    <meta:editing-duration>PT1H14M10S</meta:editing-duration>
    <meta:editing-cycles>10</meta:editing-cycles>
    <meta:generator>LibreOffice/25.8.2.2$Linux_X86_64 LibreOffice_project/580$Build-2</meta:generator>
    <meta:document-statistic meta:table-count="1" meta:cell-count="49" meta:object-count="0"/>
  </office:meta>
</office:document-meta>
</file>